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weight="bold" fo:background-color="#ffff00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800000"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800000" style:font-name="Consolas" fo:font-size="13pt" fo:language="fr" fo:country="FR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fo:font-size="13pt" fo:font-weight="normal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margin-left="1.238cm" fo:margin-right="0cm" fo:text-indent="0cm" style:auto-text-indent="false"/>
    </style:style>
    <style:style style:name="P12" style:family="paragraph" style:parent-style-name="Standard">
      <style:paragraph-properties fo:margin-left="1.238cm" fo:margin-right="0cm" fo:text-align="start" style:justify-single-word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left="1.238cm" fo:margin-right="0cm" fo:text-indent="0cm" style:auto-text-indent="false"/>
      <style:text-properties fo:font-weight="bold" style:font-weight-asian="bold" style:font-weight-complex="bold"/>
    </style:style>
    <style:style style:name="P14" style:family="paragraph" style:parent-style-name="Standard">
      <style:paragraph-properties fo:margin-left="1.238cm" fo:margin-right="0cm" fo:text-align="start" style:justify-single-word="false" fo:text-indent="0cm" style:auto-text-indent="false"/>
      <style:text-properties fo:font-size="13pt" fo:font-weight="normal" style:font-size-asian="13pt" style:font-weight-asian="normal" style:font-size-complex="13pt" style:font-weight-complex="normal"/>
    </style:style>
    <style:style style:name="P15" style:family="paragraph" style:parent-style-name="Standard" style:master-page-name="">
      <style:paragraph-properties fo:margin-left="1.238cm" fo:margin-right="0cm" fo:text-indent="0cm" style:auto-text-indent="false" style:page-number="auto"/>
    </style:style>
    <style:style style:name="P16" style:family="paragraph" style:parent-style-name="Standard" style:master-page-name="">
      <style:paragraph-properties fo:margin-left="2.515cm" fo:margin-right="0cm" fo:text-indent="0cm" style:auto-text-indent="false" style:page-number="auto"/>
    </style:style>
    <style:style style:name="P17" style:family="paragraph" style:parent-style-name="Standard">
      <style:paragraph-properties fo:margin-left="2.515cm" fo:margin-right="0cm" fo:text-indent="0cm" style:auto-text-indent="false"/>
    </style:style>
    <style:style style:name="P18" style:family="paragraph" style:parent-style-name="Standard">
      <style:paragraph-properties fo:margin-left="0cm" fo:margin-right="0cm" fo:text-indent="0cm" style:auto-text-indent="false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3pt" fo:font-weight="normal" style:font-size-asian="13pt" style:font-weight-asian="normal" style:font-size-complex="13pt" style:font-weight-complex="normal"/>
    </style:style>
    <style:style style:name="P21" style:family="paragraph" style:parent-style-name="Standard" style:master-page-name="">
      <style:paragraph-properties fo:margin-left="2.646cm" fo:margin-right="0cm" fo:text-indent="0cm" style:auto-text-indent="false" style:page-number="auto"/>
      <style:text-properties fo:color="#800000" fo:font-size="13pt" fo:font-weight="normal" style:font-size-asian="13pt" style:font-weight-asian="normal" style:font-size-complex="13pt" style:font-weight-complex="normal"/>
    </style:style>
    <style:style style:name="P22" style:family="paragraph" style:parent-style-name="Standard" style:master-page-name="">
      <style:paragraph-properties fo:margin-left="2.526cm" fo:margin-right="0cm" fo:text-indent="0cm" style:auto-text-indent="false" style:page-number="auto"/>
    </style:style>
    <style:style style:name="P23" style:family="paragraph" style:parent-style-name="Standard" style:master-page-name="">
      <style:paragraph-properties fo:margin-left="2.526cm" fo:margin-right="0cm" fo:text-indent="0cm" style:auto-text-indent="false" style:page-number="auto"/>
      <style:text-properties fo:color="#800000" fo:font-size="13pt" fo:font-weight="normal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margin-left="2.526cm" fo:margin-right="0cm" fo:text-indent="0cm" style:auto-text-indent="false"/>
    </style:style>
    <style:style style:name="P25" style:family="paragraph" style:parent-style-name="Standard">
      <style:paragraph-properties fo:margin-left="2.526cm" fo:margin-right="0cm" fo:text-indent="0cm" style:auto-text-indent="false"/>
      <style:text-properties fo:color="#800000" fo:font-size="13pt" fo:font-weight="normal" style:font-size-asian="13pt" style:font-weight-asian="normal" style:font-size-complex="13pt" style:font-weight-complex="normal"/>
    </style:style>
    <style:style style:name="P26" style:family="paragraph" style:parent-style-name="Standard" style:master-page-name="">
      <style:paragraph-properties fo:margin-left="2.552cm" fo:margin-right="0cm" fo:text-align="start" style:justify-single-word="false" fo:text-indent="0cm" style:auto-text-indent="false" style:page-number="auto"/>
      <style:text-properties fo:color="#800000" fo:font-size="13pt" fo:font-weight="bold" style:font-size-asian="13pt" style:font-weight-asian="bold" style:font-size-complex="13pt" style:font-weight-complex="bold"/>
    </style:style>
    <style:style style:name="P27" style:family="paragraph" style:parent-style-name="Standard">
      <style:paragraph-properties fo:margin-left="2.552cm" fo:margin-right="0cm" fo:text-align="start" style:justify-single-word="false" fo:text-indent="0cm" style:auto-text-indent="false"/>
      <style:text-properties fo:color="#800000" style:font-name="Consolas" fo:font-size="13pt" fo:language="fr" fo:country="FR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P28" style:family="paragraph" style:parent-style-name="Standard" style:master-page-name="">
      <style:paragraph-properties fo:margin-left="2.626cm" fo:margin-right="0cm" fo:text-align="start" style:justify-single-word="false" fo:text-indent="0cm" style:auto-text-indent="false" style:page-number="auto"/>
      <style:text-properties fo:color="#800000" fo:font-size="13pt" fo:font-weight="normal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margin-left="2.626cm" fo:margin-right="0cm" fo:text-align="start" style:justify-single-word="false" fo:text-indent="0cm" style:auto-text-indent="false"/>
      <style:text-properties fo:color="#800000" fo:font-size="13pt" fo:font-weight="normal" style:font-size-asian="13pt" style:font-weight-asian="normal" style:font-size-complex="13pt" style:font-weight-complex="normal"/>
    </style:style>
    <style:style style:name="P30" style:family="paragraph" style:parent-style-name="Standard" style:master-page-name="">
      <style:paragraph-properties fo:margin-left="3.798cm" fo:margin-right="0cm" fo:text-align="start" style:justify-single-word="false" fo:text-indent="0cm" style:auto-text-indent="false" style:page-number="auto"/>
    </style:style>
    <style:style style:name="P31" style:family="paragraph" style:parent-style-name="Standard">
      <style:paragraph-properties fo:text-align="start" style:justify-single-word="false" fo:break-before="page"/>
      <style:text-properties fo:font-size="13pt" fo:font-weight="bold" style:font-size-asian="13pt" style:font-weight-asian="bold" style:font-size-complex="13pt" style:font-weight-complex="bold"/>
    </style:style>
    <style:style style:name="P32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800000" fo:font-size="13pt" fo:font-weight="normal" style:font-size-asian="13pt" style:font-weight-asian="normal" style:font-size-complex="13pt" style:font-weight-complex="normal"/>
    </style:style>
    <style:style style:name="P33" style:family="paragraph" style:parent-style-name="Standard" style:master-page-name="">
      <style:paragraph-properties fo:margin-left="1.332cm" fo:margin-right="0cm" fo:text-indent="0cm" style:auto-text-indent="false" style:page-number="auto"/>
    </style:style>
    <style:style style:name="P34" style:family="paragraph" style:parent-style-name="Standard" style:master-page-name="">
      <style:paragraph-properties fo:margin-left="0cm" fo:margin-right="0cm" fo:text-indent="1.295cm" style:auto-text-indent="false" style:page-number="auto"/>
    </style:style>
    <style:style style:name="P35" style:family="paragraph" style:parent-style-name="Standard">
      <style:paragraph-properties fo:margin-left="0cm" fo:margin-right="0cm" fo:text-align="start" style:justify-single-word="false" fo:text-indent="1.012cm" style:auto-text-indent="false"/>
      <style:text-properties fo:font-size="13pt" fo:font-weight="normal" fo:background-color="transparent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1.012cm" style:auto-text-indent="false"/>
      <style:text-properties fo:font-size="13pt" fo:font-weight="bold" fo:background-color="#ffff00" style:font-size-asian="13pt" style:font-weight-asian="bold" style:font-size-complex="13pt" style:font-weight-complex="bold"/>
    </style:style>
    <style:style style:name="P37" style:family="paragraph" style:parent-style-name="Standard" style:list-style-name="L1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0" style:family="paragraph" style:parent-style-name="Standard" style:list-style-name="L2"/>
    <style:style style:name="P41" style:family="paragraph" style:parent-style-name="Standard" style:list-style-name="L3"/>
    <style:style style:name="P42" style:family="paragraph" style:parent-style-name="Standard" style:list-style-name="L3">
      <style:text-properties fo:font-size="13pt" fo:font-weight="bold" style:font-size-asian="13pt" style:font-weight-asian="bold" style:font-size-complex="13pt" style:font-weight-complex="bold"/>
    </style:style>
    <style:style style:name="P43" style:family="paragraph" style:parent-style-name="Standard" style:list-style-name="L1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44" style:family="paragraph" style:parent-style-name="Standard" style:list-style-name="L3">
      <style:text-properties fo:font-size="13pt" fo:font-weight="normal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47" style:family="paragraph" style:parent-style-name="Standard" style:list-style-name="L5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48" style:family="paragraph" style:parent-style-name="Standard" style:list-style-name="L6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49" style:family="paragraph" style:parent-style-name="Standard" style:list-style-name="L7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50" style:family="paragraph" style:parent-style-name="Standard" style:list-style-name="L8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51" style:family="paragraph" style:parent-style-name="Standard" style:list-style-name="L9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52" style:family="paragraph" style:parent-style-name="Standard" style:list-style-name="L3">
      <style:text-properties style:use-window-font-color="true" fo:font-size="13pt" fo:font-weight="normal" style:font-size-asian="13pt" style:font-weight-asian="normal" style:font-size-complex="13pt" style:font-weight-complex="normal"/>
    </style:style>
    <style:style style:name="P53" style:family="paragraph" style:parent-style-name="Standard" style:list-style-name="L4"/>
    <style:style style:name="P54" style:family="paragraph" style:parent-style-name="Standard" style:list-style-name="L1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55" style:family="paragraph" style:parent-style-name="Standard" style:list-style-name="L1">
      <style:paragraph-properties fo:text-align="start" style:justify-single-word="false"/>
    </style:style>
    <style:style style:name="P56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57" style:family="paragraph" style:parent-style-name="Standard" style:list-style-name="L1">
      <style:paragraph-properties fo:text-align="start" style:justify-single-word="false"/>
      <style:text-properties fo:color="#800000" fo:font-size="13pt" fo:font-weight="normal" style:font-size-asian="13pt" style:font-weight-asian="normal" style:font-size-complex="13pt" style:font-weight-complex="normal"/>
    </style:style>
    <style:style style:name="P58" style:family="paragraph" style:parent-style-name="Standard" style:list-style-name="L1">
      <style:paragraph-properties fo:text-align="start" style:justify-single-word="false"/>
      <style:text-properties fo:color="#33ff99" fo:font-size="13pt" fo:font-weight="bold" style:font-size-asian="13pt" style:font-weight-asian="bold" style:font-size-complex="13pt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33ff99" fo:font-size="13pt" fo:font-weight="normal" style:font-size-asian="13pt" style:font-weight-asian="normal" style:font-size-complex="13pt" style:font-weight-complex="normal"/>
    </style:style>
    <style:style style:name="P60" style:family="paragraph" style:parent-style-name="Standard" style:list-style-name="L3" style:master-page-name="">
      <style:paragraph-properties fo:margin-left="1.84cm" fo:margin-right="0cm" fo:text-indent="0cm" style:auto-text-indent="false" style:page-number="auto" fo:background-color="transparent">
        <style:tab-stops>
          <style:tab-stop style:position="12.367cm"/>
        </style:tab-stops>
        <style:background-image/>
      </style:paragraph-properties>
      <style:text-properties style:use-window-font-color="true" fo:font-size="13pt" fo:font-weight="normal" style:font-size-asian="13pt" style:font-weight-asian="normal" style:font-size-complex="13pt" style:font-weight-complex="normal"/>
    </style:style>
    <style:style style:name="P61" style:family="paragraph" style:parent-style-name="Standard" style:list-style-name="L3" style:master-page-name="">
      <style:paragraph-properties style:page-number="auto"/>
      <style:text-properties fo:font-size="13pt" fo:font-weight="normal" style:font-size-asian="13pt" style:font-weight-asian="normal" style:font-size-complex="13pt" style:font-weight-complex="normal"/>
    </style:style>
    <style:style style:name="P62" style:family="paragraph" style:parent-style-name="Standard" style:list-style-name="L8" style:master-page-name="">
      <style:paragraph-properties fo:text-align="start" style:justify-single-word="false" style:page-number="auto"/>
      <style:text-properties fo:font-size="13pt" fo:font-weight="normal" style:font-size-asian="13pt" style:font-weight-asian="normal" style:font-size-complex="13pt" style:font-weight-complex="normal"/>
    </style:style>
    <style:style style:name="P63" style:family="paragraph" style:parent-style-name="Standard" style:list-style-name="L1" style:master-page-name="">
      <style:paragraph-properties fo:margin-left="2.552cm" fo:margin-right="0cm" fo:text-align="start" style:justify-single-word="false" fo:text-indent="0cm" style:auto-text-indent="false" style:page-number="auto"/>
      <style:text-properties fo:color="#800000" style:font-name="Consolas" fo:font-size="13pt" fo:language="fr" fo:country="FR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P64" style:family="paragraph" style:parent-style-name="Standard">
      <style:paragraph-properties fo:margin-left="0cm" fo:margin-right="0cm" fo:text-align="start" style:justify-single-word="false" fo:text-indent="1.012cm" style:auto-text-indent="false"/>
      <style:text-properties fo:font-size="13pt" fo:font-weight="normal" fo:background-color="transparent" style:font-size-asian="13pt" style:font-weight-asian="normal" style:font-size-complex="13pt" style:font-weight-complex="normal"/>
    </style:style>
    <style:style style:name="P65" style:family="paragraph" style:parent-style-name="Standard">
      <style:paragraph-properties fo:margin-left="0cm" fo:margin-right="0cm" fo:text-align="start" style:justify-single-word="false" fo:text-indent="1.012cm" style:auto-text-indent="false" fo:background-color="transparent">
        <style:background-image/>
      </style:paragraph-properties>
      <style:text-properties fo:color="#33ff99" fo:font-size="13pt" fo:font-weight="bold" fo:background-color="#ffff00" style:font-size-asian="13pt" style:font-weight-asian="bold" style:font-size-complex="13pt" style:font-weight-complex="bold"/>
    </style:style>
    <style:style style:name="P66" style:family="paragraph" style:parent-style-name="Standard">
      <style:paragraph-properties fo:margin-left="1.238cm" fo:margin-right="0cm" fo:text-indent="0cm" style:auto-text-indent="false"/>
    </style:style>
    <style:style style:name="P67" style:family="paragraph" style:parent-style-name="Standard">
      <style:paragraph-properties fo:margin-left="1.238cm" fo:margin-right="0cm" fo:text-indent="0cm" style:auto-text-indent="false"/>
      <style:text-properties fo:color="#33ff99"/>
    </style:style>
    <style:style style:name="P6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33ff99" fo:font-size="13pt" fo:font-weight="normal" style:font-size-asian="13pt" style:font-weight-asian="normal" style:font-size-complex="13pt" style:font-weight-complex="normal"/>
    </style:style>
    <style:style style:name="P69" style:family="paragraph" style:parent-style-name="Standard" style:master-page-name="">
      <style:paragraph-properties fo:margin-left="2.484cm" fo:margin-right="0cm" fo:text-align="start" style:justify-single-word="false" fo:text-indent="0cm" style:auto-text-indent="false" style:page-number="auto" fo:background-color="transparent">
        <style:background-image/>
      </style:paragraph-properties>
      <style:text-properties fo:color="#33ff99" fo:font-size="13pt" fo:font-weight="normal" style:font-size-asian="13pt" style:font-weight-asian="normal" style:font-size-complex="13pt" style:font-weight-complex="normal"/>
    </style:style>
    <style:style style:name="P70" style:family="paragraph" style:parent-style-name="Standard" style:master-page-name="">
      <style:paragraph-properties fo:margin-left="2.505cm" fo:margin-right="0cm" fo:text-align="start" style:justify-single-word="false" fo:text-indent="0cm" style:auto-text-indent="false" style:page-number="auto" fo:background-color="transparent">
        <style:background-image/>
      </style:paragraph-properties>
      <style:text-properties fo:color="#33ff99" fo:font-size="13pt" fo:font-weight="normal" style:font-size-asian="13pt" style:font-weight-asian="normal" style:font-size-complex="13pt" style:font-weight-complex="normal"/>
    </style:style>
    <style:style style:name="P71" style:family="paragraph" style:parent-style-name="Standard" style:master-page-name="">
      <style:paragraph-properties fo:margin-left="2.565cm" fo:margin-right="0cm" fo:text-align="start" style:justify-single-word="false" fo:text-indent="0cm" style:auto-text-indent="false" style:page-number="auto" fo:background-color="transparent">
        <style:background-image/>
      </style:paragraph-properties>
      <style:text-properties fo:color="#33ff99" fo:font-size="13pt" fo:font-weight="normal" style:font-size-asian="13pt" style:font-weight-asian="normal" style:font-size-complex="13pt" style:font-weight-complex="normal"/>
    </style:style>
    <style:style style:name="P72" style:family="paragraph" style:parent-style-name="Standard" style:master-page-name="">
      <style:paragraph-properties fo:margin-left="2.605cm" fo:margin-right="0cm" fo:text-align="start" style:justify-single-word="false" fo:text-indent="-0.041cm" style:auto-text-indent="false" style:page-number="auto" fo:background-color="transparent">
        <style:background-image/>
      </style:paragraph-properties>
      <style:text-properties fo:color="#33ff99" fo:font-size="13pt" fo:font-weight="normal" style:font-size-asian="13pt" style:font-weight-asian="normal" style:font-size-complex="13pt" style:font-weight-complex="normal"/>
    </style:style>
    <style:style style:name="P73" style:family="paragraph" style:parent-style-name="Standard" style:master-page-name="">
      <style:paragraph-properties fo:margin-left="1.434cm" fo:margin-right="0cm" fo:text-align="start" style:justify-single-word="false" fo:text-indent="-0.282cm" style:auto-text-indent="false" style:page-number="auto"/>
      <style:text-properties fo:color="#33ff99" fo:font-size="13pt" fo:font-weight="normal" fo:background-color="transparent" style:font-size-asian="13pt" style:font-weight-asian="normal" style:font-size-complex="13pt" style:font-weight-complex="normal"/>
    </style:style>
    <style:style style:name="P74" style:family="paragraph" style:parent-style-name="Standard">
      <style:paragraph-properties fo:margin-left="2.515cm" fo:margin-right="0cm" fo:text-indent="0cm" style:auto-text-indent="false"/>
    </style:style>
    <style:style style:name="T1" style:family="text">
      <style:text-properties fo:font-size="13pt" fo:font-weight="normal" style:font-size-asian="13pt" style:font-weight-asian="normal" style:font-size-complex="13pt" style:font-weight-complex="normal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800000"/>
    </style:style>
    <style:style style:name="T5" style:family="text">
      <style:text-properties fo:color="#800000" style:font-name="Consolas" fo:font-size="13pt" fo:language="fr" fo:country="FR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T6" style:family="text">
      <style:text-properties style:language-complex="ar" style:country-complex="S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fo:font-size="13pt" fo:font-weight="normal" style:font-size-asian="13pt" style:font-weight-asian="normal" style:font-size-complex="13pt" style:font-weight-complex="normal"/>
    </style:style>
    <style:style style:name="T10" style:family="text">
      <style:text-properties fo:color="#000000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33ff9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6cm" fo:text-indent="-0.635cm" fo:margin-left="3.79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31cm" fo:text-indent="-0.635cm" fo:margin-left="4.43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6cm" fo:text-indent="-0.635cm" fo:margin-left="5.06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01cm" fo:text-indent="-0.635cm" fo:margin-left="5.7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6cm" fo:text-indent="-0.635cm" fo:margin-left="6.33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71cm" fo:text-indent="-0.635cm" fo:margin-left="6.97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6cm" fo:text-indent="-0.635cm" fo:margin-left="7.60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41cm" fo:text-indent="-0.635cm" fo:margin-left="8.24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76cm" fo:text-indent="-0.635cm" fo:margin-left="8.87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11cm" fo:text-indent="-0.635cm" fo:margin-left="9.511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35cm" fo:text-indent="-0.635cm" fo:margin-left="7.7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29cm" fo:text-indent="-0.635cm" fo:margin-left="3.7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64cm" fo:text-indent="-0.635cm" fo:margin-left="4.3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999cm" fo:text-indent="-0.635cm" fo:margin-left="4.9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34cm" fo:text-indent="-0.635cm" fo:margin-left="5.6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269cm" fo:text-indent="-0.635cm" fo:margin-left="6.2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04cm" fo:text-indent="-0.635cm" fo:margin-left="6.9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39cm" fo:text-indent="-0.635cm" fo:margin-left="7.5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174cm" fo:text-indent="-0.635cm" fo:margin-left="8.1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09cm" fo:text-indent="-0.635cm" fo:margin-left="8.8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44cm" fo:text-indent="-0.635cm" fo:margin-left="9.444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678616339089597023" text:style-name="L1">
        <text:list-header>
          <text:p text:style-name="P37"/>
          <text:p text:style-name="P37">Document de spécification des echanges relatives au sinchronisation entre SIGPTS et Houwiyeti</text:p>
        </text:list-header>
      </text:list>
      <text:p text:style-name="P2"/>
      <text:list xml:id="list33648702" text:continue-numbering="true" text:style-name="L1">
        <text:list-header>
          <text:p text:style-name="P37"/>
        </text:list-header>
        <text:list-item>
          <text:p text:style-name="P38">La collection personne </text:p>
          <text:p text:style-name="P39">sera synchronisé la première fois par un fichier csv</text:p>
          <text:p text:style-name="P37"/>
        </text:list-item>
        <text:list-item>
          <text:p text:style-name="P38">Syncronisation des nouvelles demandes (Titres et enrolements) </text:p>
          <text:p text:style-name="P37"/>
        </text:list-item>
      </text:list>
      <text:p text:style-name="P11">Pour récupérer une nouvelle liste de demande a partir d'un request_id donné:</text:p>
      <text:p text:style-name="P11">Le client du web service envoi une requête avec les paramètres :</text:p>
      <text:p text:style-name="P11">1,<text:tab/>maxRequestID  : le request _id maximal dans la base houwiyeti </text:p>
      <text:p text:style-name="P11">2, <text:tab/>lot : le nombre max de demande a <text:s/>récupérer (Parametrable)</text:p>
      <text:h text:style-name="Heading_20_3" text:outline-level="3"><text:tab/><text:tab/><text:tab/><text:span text:style-name="T12">{maxRequestID:123156456, lot :10}</text:span></text:h>
      <text:p text:style-name="P11">3,<text:tab/>Le web service doit retourner le résultat de la requête(base MCIVIS) :</text:p>
      <text:p text:style-name="P16">select wr.request_id,nud,pin,type_document_demande, date_demande, VALIDATION_COMMENT || ' '|| MOTIVATION_REJET as commentaires, statut_demande ,client,</text:p>
      <text:p text:style-name="P17">from wflngadmin.wfl_request wr</text:p>
      <text:p text:style-name="P17">where request_id&gt; :maxRequestID  and nud not like :mevaHouwi and (type_demande='EN' or type_document_demande in ('ID', 'NP', 'VP', 'RC', 'DP', 'SP', 'CG')) <text:s/>order by request_id asc fetch first :lot rows only;</text:p>
      <text:p text:style-name="P17"/>
      <text:p text:style-name="P17"><text:span text:style-name="T12">Le status de la demande doit etre retournée dans le header</text:span> </text:p>
      <text:p text:style-name="P17"/>
      <text:p text:style-name="P18"><text:tab/>4,<text:tab/>Le client doit insérer le résultat retourné (dont le type est ID, NP, VP, RC, DP, SP, CG ou EN le reste doit etre ignoré) <text:s/>dans la collection nudSigpts avec le status :</text:p>
      <text:list xml:id="list5320163107379315123" text:style-name="L2">
        <text:list-item>
          <text:p text:style-name="P40">1(Payé) : Pour les demandes de type titre </text:p>
        </text:list-item>
        <text:list-item>
          <text:p text:style-name="P40">1(Payé) pour les demandes d'enrollement qui n'ont pas encore des nni,</text:p>
        </text:list-item>
        <text:list-item>
          <text:p text:style-name="P40">5(delivré) pour les demandes d’enrôlement qui n'ont pas encore avec NNI, <text:s/></text:p>
        </text:list-item>
      </text:list>
      <text:p text:style-name="P11">5,<text:tab/>Pour les demande de type enrôlement et dont le nni est déjà généré, le client doit <text:tab/>inserer leurs nni dans la collection nouveauNni ,</text:p>
      <text:p text:style-name="P11"/>
      <text:p text:style-name="P11">Collection NudSigptes : {nud, nni, idDemande, TypeDocumemtDemande, createAt, commentaire, demandeStatus}</text:p>
      <text:p text:style-name="P11"/>
      <text:p text:style-name="P33">Les valeurs possibles pour le champ «demandeStatus» : </text:p>
      <text:p text:style-name="Standard"><text:tab/>0:: crée : </text:p>
      <text:p text:style-name="Standard"><text:tab/>1: payé, </text:p>
      <text:p text:style-name="Standard"><text:tab/>2: validé,</text:p>
      <text:p text:style-name="Standard"><text:tab/>3: Produit,</text:p>
      <text:p text:style-name="Standard"><text:tab/>4 : disponible au centre</text:p>
      <text:p text:style-name="P11">5: <text:s/>Livré(Délivré),</text:p>
      <text:p text:style-name="P34">6: rejeté,</text:p>
      <text:p text:style-name="P11">7: annule</text:p>
      <text:p text:style-name="P11"/>
      <text:p text:style-name="Standard"><text:soft-page-break/>Collection Titres : {nni, typeTitre, docNumber, expiryDT, issueDT, statut}</text:p>
      <text:p text:style-name="Standard">Les valeurs possibles pour le champ «statut» : </text:p>
      <text:p text:style-name="Standard"><text:tab/></text:p>
      <text:p text:style-name="P15">1, Valide</text:p>
      <text:p text:style-name="P11">2, Résilie</text:p>
      <text:p text:style-name="P11"/>
      <text:p text:style-name="P14">Collection nouveauNni{nni, isPersonneSync:false}</text:p>
      <text:p text:style-name="P14"/>
      <text:p text:style-name="P14">isPersonneSync =False : Nni en attente de synchrinisation</text:p>
      <text:p text:style-name="P14">isPersonneSync =True: Nni Synchronisé</text:p>
      <text:p text:style-name="P14"/>
      <text:p text:style-name="P11"/>
      <text:p text:style-name="P13">L'application client doit insérer chaque lot <text:s/>dans une seule transaction (Tout ou rien),</text:p>
      <text:p text:style-name="P12"/>
      <text:list xml:id="list33634409" text:continue-list="list33648702" text:style-name="L1">
        <text:list-header>
          <text:p text:style-name="P37"/>
        </text:list-header>
        <text:list-item>
          <text:p text:style-name="P38">Mise à jour des demandes</text:p>
        </text:list-item>
      </text:list>
      <text:p text:style-name="P9"/>
      <text:list xml:id="list4955614814183497796" text:style-name="L3">
        <text:list-item>
          <text:list>
            <text:list-item>
              <text:p text:style-name="P42">pour les demande de type titre(ID', 'NP', 'VP', 'RC', 'DP', 'SP', 'CG') et de status_houwiyti 4 (disponoble au centre)</text:p>
              <text:list>
                <text:list-item>
                  <text:p text:style-name="P44">le client doit <text:s/>appeler l'end-point « getDelivered » <text:s/>avec les paramètres :</text:p>
                  <text:list>
                    <text:list-item>
                      <text:p text:style-name="P44">listNud : list de n NUD de demandeStatus=4 de la collection NudSigptes (n est un parametre a definir dans la collection params nmmé syncGetDelivered Lot)</text:p>
                    </text:list-item>
                  </text:list>
                </text:list-item>
                <text:list-item>
                  <text:p text:style-name="P44">le web service doit retourner le resultat de la requête suivante sur la base expédition (Base Postgres) :</text:p>
                </text:list-item>
              </text:list>
            </text:list-item>
          </text:list>
        </text:list-item>
      </text:list>
      <text:p text:style-name="P21">select nud,etap from document where etap in(605,608,610) and nud in(:nuds);</text:p>
      <text:list xml:id="list33653796" text:continue-numbering="true" text:style-name="L3">
        <text:list-item>
          <text:list>
            <text:list-item>
              <text:list>
                <text:list-item>
                  <text:p text:style-name="P41">Le client doit mettre le <text:span text:style-name="T1">demandeStatus</text:span> de la collection NudSigPts a 5 (delivré ou livré) <text:s/>pour les <text:s/>nuds retournées </text:p>
                </text:list-item>
              </text:list>
            </text:list-item>
            <text:list-item>
              <text:p text:style-name="P42">pour les demande de type titre et de <text:s/>status_houwiyti 3(Produit)</text:p>
              <text:list>
                <text:list-item>
                  <text:p text:style-name="P44">le client doit <text:s/>appeler l'end-point « getShipped» <text:s/>avec les paramètres :</text:p>
                  <text:list>
                    <text:list-item>
                      <text:p text:style-name="P44">listNud: list de n NUD de demandeStatus=3 de la collection NudSigptes  (n est un parametre a definir dans la collection params nmmé syncGetShippedLot)</text:p>
                    </text:list-item>
                  </text:list>
                </text:list-item>
                <text:list-item>
                  <text:p text:style-name="P44">le web service doit retourner le resultat de la requête suivante sur la base expédition :</text:p>
                </text:list-item>
              </text:list>
            </text:list-item>
          </text:list>
        </text:list-item>
      </text:list>
      <text:p text:style-name="P23">select nud,etap from document where etap in(605,608,610,510) and nud in(:nuds);</text:p>
      <text:list xml:id="list33659262" text:continue-numbering="true" text:style-name="L3">
        <text:list-item>
          <text:list>
            <text:list-item>
              <text:list>
                <text:list-item>
                  <text:p text:style-name="P52">Le client doit mettre le demandeStatus de la collection NudSigPts a 4 <text:s text:c="2"/>pour les <text:s/>nuds retournées </text:p>
                </text:list-item>
              </text:list>
            </text:list-item>
            <text:list-item>
              <text:p text:style-name="P42">pour les demande de type titre et de status_houwiyti 2(Validé)</text:p>
              <text:list>
                <text:list-item>
                  <text:p text:style-name="P44">le client doit <text:s/>appeler l'end-point « getValidated» <text:s/>avec les paramètres :</text:p>
                  <text:list>
                    <text:list-item>
                      <text:p text:style-name="P44">listNud: list de n NUD de demandeStatus=2 de la collection NudSigptes (n est un parametre a definir dans la collection params nmmé syncGetValidatedLot  )</text:p>
                    </text:list-item>
                  </text:list>
                </text:list-item>
                <text:list-item>
                  <text:p text:style-name="P44">le web service doit retourner le resultat de la requête suivante sur la base IDPS (chaine de connection : jdbc:sqlserver://s1t2sqlclu:1433;databaseName=IDPS_MASTER;user=&lt;login&gt;;password=&lt;password&gt;" <text:s/>):</text:p>
                </text:list-item>
              </text:list>
            </text:list-item>
          </text:list>
        </text:list-item>
      </text:list>
      <text:p text:style-name="P23"><text:soft-page-break/>select application_id <text:s/>as nud,mrz, document_number from workorder</text:p>
      <text:p text:style-name="P25">where application_id in(:nuds) and step is null and result ='True';*</text:p>
      <text:list xml:id="list33652804" text:continue-numbering="true" text:style-name="L3">
        <text:list-item>
          <text:list>
            <text:list-item>
              <text:list>
                <text:list-item>
                  <text:p text:style-name="P60">Le client doit mettre le demandeStatus de la collection NudSigPts a 3 pour les <text:s/>nuds retournées </text:p>
                </text:list-item>
                <text:list-item>
                  <text:p text:style-name="P44">si la demande est de type titre, Le client doit ajouter le titre en question a la collection titres, les champs «nni» et «typeTitre» de la collection titres doivent être récupérés de la collection nudSigpts, la date d'expiration doit etre extraite du champ « MRZ », pour le moment la date de émission va être vide,</text:p>
                </text:list-item>
              </text:list>
            </text:list-item>
          </text:list>
        </text:list-item>
      </text:list>
      <text:p text:style-name="Standard"/>
      <text:list xml:id="list33646118" text:continue-numbering="true" text:style-name="L3">
        <text:list-item>
          <text:list>
            <text:list-item>
              <text:p text:style-name="P42">pour les demande <text:span text:style-name="T3">de type titre</text:span> et de status_houwiyti 1(Payé)</text:p>
              <text:list>
                <text:list-item>
                  <text:p text:style-name="P44">le client doit <text:s/>appeler l'end-point « getPaid» <text:s/>avec les paramètres :</text:p>
                  <text:list>
                    <text:list-item>
                      <text:p text:style-name="P44">listNud: list de n NUD de demandeStatus=1 de la collection NudSigptes  (n est un paramétré a définir dans la collection params nommé syncGetPaid Lot )</text:p>
                    </text:list-item>
                  </text:list>
                </text:list-item>
                <text:list-item>
                  <text:p text:style-name="P44">le web service doit retourner le resultat de la requête suivante sur la base MCIVIS:</text:p>
                </text:list-item>
              </text:list>
            </text:list-item>
          </text:list>
        </text:list-item>
      </text:list>
      <text:p text:style-name="P22"><text:span text:style-name="T4">select nud, pin, statut_demande,client,VALIDATION_COMMENT || ' '|| MOTIVATION_REJET as commentaires from wflngadmin.wfl_request where nud in(:nuds) and statut_demande is not null</text:span> ;</text:p>
      <text:list xml:id="list33651156" text:continue-numbering="true" text:style-name="L3">
        <text:list-item>
          <text:list>
            <text:list-item>
              <text:list>
                <text:list-item>
                  <text:p text:style-name="P41">Le client doit :</text:p>
                </text:list-item>
              </text:list>
            </text:list-item>
          </text:list>
        </text:list-item>
      </text:list>
      <text:list xml:id="list2634225905903863978" text:style-name="L4">
        <text:list-item>
          <text:p text:style-name="P53">mettre <text:s/><text:span text:style-name="T9">le champ demandeStatus de la collection NudSigPts a </text:span><text:s/>6 si statut_demande ='Rejeté' et le client = null ;</text:p>
        </text:list-item>
        <text:list-item>
          <text:p text:style-name="P53">passer <text:s/><text:span text:style-name="T9">le champ demandeStatus de la collection NudSigPts a 2</text:span> si statut_demande ='Validé' et client <text:span text:style-name="T6">ne commence par 'INV_AD'</text:span></text:p>
        </text:list-item>
      </text:list>
      <text:p text:style-name="P24"/>
      <text:p text:style-name="P24"/>
      <text:list xml:id="list33649408" text:continue-list="list33651156" text:style-name="L3">
        <text:list-item>
          <text:list>
            <text:list-item>
              <text:p text:style-name="P42">Pour les demande de <text:span text:style-name="T3">type enrôlement</text:span> et dont le nni est vide</text:p>
              <text:list>
                <text:list-item>
                  <text:p text:style-name="P61">le client doit <text:s/>appeler l'end-point « getGeneratedNni» <text:s/>avec les paramètres :</text:p>
                  <text:list>
                    <text:list-item>
                      <text:p text:style-name="P44">listNud: list de n NUD de demandeStatus=1 et nni vide de la collection NudSigptes  (n est un paramétré a définir dans la collection params nommé syncGetGeneratedNniLot )</text:p>
                    </text:list-item>
                  </text:list>
                </text:list-item>
                <text:list-item>
                  <text:p text:style-name="P44">le web service doit retourner le résultat de la requête suivante sur la base MCIVIS:</text:p>
                </text:list-item>
              </text:list>
            </text:list-item>
          </text:list>
        </text:list-item>
      </text:list>
      <text:p text:style-name="P26">select nud, pin,VALIDATION_COMMENT || ' '|| MOTIVATION_REJET as commentaires from wflngadmin.wfl_request where nud in(:nuds) and client is null;</text:p>
      <text:p text:style-name="P19"/>
      <text:list xml:id="list33660489" text:continue-numbering="true" text:style-name="L3">
        <text:list-item>
          <text:list>
            <text:list-item>
              <text:list>
                <text:list-item>
                  <text:p text:style-name="P44">Le client doit :</text:p>
                  <text:list>
                    <text:list-item>
                      <text:p text:style-name="P44">Passer <text:span text:style-name="T8">le champ demandeStatus de la collection NudSigPts </text:span>a 5 pour les nuds avec les nni trouvés.</text:p>
                    </text:list-item>
                    <text:list-item>
                      <text:p text:style-name="P44">Inserer le nnis généré dans la collection <text:s/>nouveauNni <text:s/>s'ils sont majeurs et les ajouter dans la collection autorizedNnis <text:s/>s'ils sont mineurs</text:p>
                    </text:list-item>
                    <text:list-item>
                      <text:p text:style-name="P44">Passer <text:span text:style-name="T8">le champ demandeStatus de la collection NudSigPts </text:span>a 6 (rejeté) pour les nuds dont le nni est null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list xml:id="list33652148" text:continue-list="list33634409" text:style-name="L1">
        <text:list-item>
          <text:p text:style-name="P37">synchronisation des personnes</text:p>
        </text:list-item>
      </text:list>
      <text:p text:style-name="P1"/>
      <text:list xml:id="list33655438" text:continue-numbering="true" text:style-name="L1">
        <text:list-item>
          <text:list>
            <text:list-item>
              <text:p text:style-name="P54"><text:tab/>Pour les nouvelles personnes</text:p>
              <text:list>
                <text:list-item>
                  <text:p text:style-name="P54"><text:soft-page-break/><text:span text:style-name="T2">L'application cliente doit</text:span> <text:span text:style-name="T11">récupérer</text:span><text:span text:style-name="T1"> la liste de nni de la table de nnis avec isPersonSync = false de la collection <text:s/>nouveauNni,</text:span></text:p>
                </text:list-item>
                <text:list-item>
                  <text:p text:style-name="P46">Appeler l'end-point «getPerson » avec comme parametre : nni</text:p>
                </text:list-item>
                <text:list-item>
                  <text:p text:style-name="P46">Le end-point <text:s/>getPerson  doit retourner le resultat de la requete suivante :</text:p>
                  <text:p text:style-name="P63"/>
                </text:list-item>
              </text:list>
            </text:list-item>
          </text:list>
        </text:list-item>
      </text:list>
      <text:p text:style-name="P27">select <text:s/>cd.NNI as "nni", cd.Prenom_ar as "prenomAr", cd.prenom_fr as "prenomFr",</text:p>
      <text:p text:style-name="P27">cd.pere_Prenom_ar as "perePrennomAr", cd.pere_prenom_fr as "perePrenomFr",</text:p>
      <text:p text:style-name="P27">cd.Patronyme_ar as "patronymeAr", cd.Patronyme_fr as "patronymeFr",</text:p>
      <text:p text:style-name="P27">to_char(cd.date_naissance,'yyyy-MM-dd') as "dateNaissance",cd.lieu_naissance_ar as "lieuNaissanceAr", cd.lieu_naissance_fr as "lieuNaissanceFr" ,</text:p>
      <text:p text:style-name="P27">cd.sexe_code as "sexeCode",</text:p>
      <text:p text:style-name="P27">cd.type_personne as "typePersonne",nationalites_fr as "nationalities", pere_nni as "pereNni", mere_nni as "mereNni", p.image_data as "photo"</text:p>
      <text:p text:style-name="P27">,(select count(*)</text:p>
      <text:p text:style-name="P27"><text:s/>from fldadmin.fingerprint_link fl,</text:p>
      <text:p text:style-name="P27">fldadmin.fingerprint f <text:s/>where fl.fingerprint_id=f.fingerprint_id</text:p>
      <text:p text:style-name="P27">and f.status='present' and fl.representation_id=pl.representation_id </text:p>
      <text:p text:style-name="P27">) as nb_fingers</text:p>
      <text:p text:style-name="P27">from fldadmin.dpi_person p</text:p>
      <text:p text:style-name="P27">left join fldadmin.dpi_current_person_rep_link cr on p.person_id=cr.person_id</text:p>
      <text:p text:style-name="P27">left join fldadmin.civil_data_link cdl on cr.representation_id=cdl.representation_id</text:p>
      <text:p text:style-name="P27">left join fldadmin.civil_data cd on cdl.civil_data_id=cd.civil_data_id</text:p>
      <text:p text:style-name="P27">left join fldadmin.portrait_link pl on cr.representation_id=pl.representation_id</text:p>
      <text:p text:style-name="P27">left join fldadmin.portrait p on pl.portrait_id=p.portrait_id</text:p>
      <text:p text:style-name="P27">where p.pin in(:nnis);</text:p>
      <text:p text:style-name="P5"/>
      <text:list xml:id="list33633760" text:continue-numbering="true" text:style-name="L1">
        <text:list-item>
          <text:list>
            <text:list-item>
              <text:list>
                <text:list-item>
                  <text:p text:style-name="P46">Le client doit insérer la personne dans la collection personne </text:p>
                </text:list-item>
                <text:list-item>
                  <text:p text:style-name="P55">Il doit stocker la photo dans le répertoire <text:s/>&lt;pathPhoto&gt;/&lt;First_ four_char_of_hashedNni&gt;/&lt;hashedNni&gt;,jpg</text:p>
                </text:list-item>
                <text:list-item>
                  <text:p text:style-name="P46">Il doit ajouter son nni a la collection authorizedNnis avec la configuration <text:s/>suivant :</text:p>
                  <text:list>
                    <text:list-item>
                      <text:list>
                        <text:list-item>
                          <text:p text:style-name="P46">si le typePersonne =C</text:p>
                          <text:p text:style-name="P46">EN=true,  EM=false, EV=false, AD=false</text:p>
                          <text:p text:style-name="P55"><text:span text:style-name="T1">ID=(</text:span><text:span text:style-name="T5">nb_fingers&gt;0</text:span><text:span text:style-name="T1">)?true:false ;</text:span></text:p>
                          <text:p text:style-name="P55"><text:soft-page-break/><text:span text:style-name="T1">NP=(</text:span><text:span text:style-name="T5">nb_fingers&gt;0</text:span><text:span text:style-name="T1">)?true:false ;</text:span></text:p>
                          <text:p text:style-name="P55"><text:span text:style-name="T1">VP=(</text:span><text:span text:style-name="T5">nb_fingers&gt;0</text:span><text:span text:style-name="T1">)?true:false ;</text:span></text:p>
                        </text:list-item>
                      </text:list>
                      <text:p text:style-name="P46"/>
                      <text:p text:style-name="P46"><text:s/><text:tab/></text:p>
                      <text:list text:continue-numbering="true">
                        <text:list-item>
                          <text:p text:style-name="P46">si le typePersonne = R</text:p>
                          <text:p text:style-name="P46">EN=true,  EM=false, EV=false, AD=false,ID=false, NP=false, VP=fals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0"><text:span text:style-name="T1">RC=(</text:span><text:span text:style-name="T5">nb_fingers&gt;0</text:span><text:span text:style-name="T1">)?true:false </text:span></text:p>
      <text:p text:style-name="P5"/>
      <text:p text:style-name="P5"/>
      <text:list xml:id="list33653952" text:continue-numbering="true" text:style-name="L1">
        <text:list-item>
          <text:list>
            <text:list-item>
              <text:list>
                <text:list-header>
                  <text:p text:style-name="P46"/>
                </text:list-header>
                <text:list-item>
                  <text:p text:style-name="P46">Si la personne est mineur, le client doit ajouter le nni a la liste des nni autorisés pour ces parents selon la logique suivante: </text:p>
                  <text:list>
                    <text:list-item>
                      <text:list>
                        <text:list-item>
                          <text:p text:style-name="P46">si le typePersonne =C</text:p>
                          <text:p text:style-name="P46">EN=true,  EM=false, EV=false, AD=false</text:p>
                          <text:p text:style-name="P55"><text:span text:style-name="T1">ID=(</text:span><text:span text:style-name="T5">nb_fingers&gt;0</text:span><text:span text:style-name="T1">)?true:false ;</text:span></text:p>
                          <text:p text:style-name="P55"><text:span text:style-name="T1">NP=(</text:span><text:span text:style-name="T5">nb_fingers&gt;0</text:span><text:span text:style-name="T1">)?true:false ;</text:span></text:p>
                          <text:p text:style-name="P55"><text:span text:style-name="T1">VP=(</text:span><text:span text:style-name="T5">nb_fingers&gt;0</text:span><text:span text:style-name="T1">)?true:false ;</text:span></text:p>
                        </text:list-item>
                      </text:list>
                      <text:p text:style-name="P46"/>
                      <text:list text:continue-numbering="true">
                        <text:list-item>
                          <text:p text:style-name="P46">si le typePersonne = R</text:p>
                          <text:p text:style-name="P46">EN=true,  EM=false, EV=false, AD=false,ID=false, NP=false, VP=false</text:p>
                          <text:p text:style-name="P55"><text:span text:style-name="T1">RC=(</text:span><text:span text:style-name="T5">nb_fingers&gt;0</text:span><text:span text:style-name="T1">)?true:false 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6">Flager le nni impoté dans la collection nouveauNni(<text:span text:style-name="T7">isPersonneSync</text:span>)</text:p>
                  <text:p text:style-name="P46"/>
                </text:list-item>
              </text:list>
            </text:list-item>
          </text:list>
        </text:list-item>
      </text:list>
      <text:p text:style-name="P5"/>
      <text:p text:style-name="P5"/>
      <text:list xml:id="list33657432" text:continue-numbering="true" text:style-name="L1">
        <text:list-item>
          <text:list>
            <text:list-item>
              <text:p text:style-name="P56">Syncronyser les actes : mariages et divorce:</text:p>
            </text:list-item>
          </text:list>
        </text:list-item>
      </text:list>
      <text:p text:style-name="P8"/>
      <text:p text:style-name="P8">L'application doit synchroniser l’État civil jour par jour, et la dérnière journée synchronisée doit etre enregistrer dans la collection params(ecLastSyncDate)</text:p>
      <text:list xml:id="list33649886" text:continue-numbering="true" text:style-name="L1">
        <text:list-item>
          <text:list>
            <text:list-item>
              <text:list>
                <text:list-item>
                  <text:p text:style-name="P54"><text:span text:style-name="T2">L'application clinete doit</text:span> a<text:span text:style-name="T1">ppeler l'end-point «getEcActes» avec comme parametre : ecLastSyncDate <text:s/></text:span></text:p>
                </text:list-item>
              </text:list>
            </text:list-item>
          </text:list>
        </text:list-item>
      </text:list>
      <text:p text:style-name="P7"/>
      <text:list xml:id="list33652110" text:continue-numbering="true" text:style-name="L1">
        <text:list-item>
          <text:list>
            <text:list-item>
              <text:list>
                <text:list-item>
                  <text:p text:style-name="P46">Le end-point <text:s/>getEcActes doit retourner le resultat de la requete :</text:p>
                  <text:p text:style-name="P46"/>
                </text:list-item>
              </text:list>
            </text:list-item>
          </text:list>
        </text:list-item>
      </text:list>
      <text:p text:style-name="P28">select distinct num_acte_mariage as numActe, nni_epoux, nni_epouse </text:p>
      <text:p text:style-name="P29">, 'EM' as type</text:p>
      <text:p text:style-name="P29">from EC.acte_mariage where date_saisie =( :<text:span text:style-name="T7">ecLastSyncDate+j1) <text:s/></text:span>and statut &lt;&gt; 'ANNULE' </text:p>
      <text:p text:style-name="P29">union</text:p>
      <text:p text:style-name="P29">select distinct ed.num_acte_divorce as numActe, nni_epoux , nni_epouse, 'EV' as type</text:p>
      <text:p text:style-name="P29">from EC.acte_mariage em, EC.acte_divorce ed where ed.num_acte_mariage=em.num_acte_mariage and date_saisie =( :<text:span text:style-name="T7">ecLastSyncDate+j1) </text:span><text:s/>and ed.statut &lt;&gt; 'ANNULE' </text:p>
      <text:p text:style-name="P29"/>
      <text:p text:style-name="P6"/>
      <text:list xml:id="list33659940" text:continue-numbering="true" text:style-name="L1">
        <text:list-item>
          <text:list>
            <text:list-item>
              <text:list>
                <text:list-item>
                  <text:p text:style-name="P46"><text:soft-page-break/>Le clinet doit parcourir le resultat de la requete :</text:p>
                </text:list-item>
              </text:list>
            </text:list-item>
          </text:list>
        </text:list-item>
      </text:list>
      <text:p text:style-name="P28">s<text:span text:style-name="T8">i type ='EM or EV' ajouter numActe dans autoriszesNnis de nni_epoux et nni_epouse avec EM=true et EV=true selon le cas;</text:span></text:p>
      <text:p text:style-name="P29"/>
      <text:p text:style-name="P5"/>
      <text:p text:style-name="P5"/>
      <text:list xml:id="list33651234" text:continue-numbering="true" text:style-name="L1">
        <text:list-item>
          <text:list>
            <text:list-item>
              <text:p text:style-name="P56">Syncronyser les actes : deces:</text:p>
            </text:list-item>
          </text:list>
        </text:list-item>
      </text:list>
      <text:p text:style-name="P8"/>
      <text:p text:style-name="P8">L'application doit synchroniser l'tat civil jour par jour, et la dérnière journée synchronisée doit etre enregistrer dans la collection params(<text:span text:style-name="T1">ecDecesLastSyncDate</text:span>)</text:p>
      <text:list xml:id="list33638358" text:continue-numbering="true" text:style-name="L1">
        <text:list-item>
          <text:list>
            <text:list-item>
              <text:list>
                <text:list-item>
                  <text:p text:style-name="P54"><text:span text:style-name="T2">L'application clinete doit</text:span> a<text:span text:style-name="T1">ppeler l'end-point «getEcDeces» avec comme parametre : ecDecesLastSyncDate <text:s/></text:span></text:p>
                </text:list-item>
              </text:list>
            </text:list-item>
          </text:list>
        </text:list-item>
      </text:list>
      <text:p text:style-name="P7"/>
      <text:list xml:id="list33663200" text:continue-numbering="true" text:style-name="L1">
        <text:list-item>
          <text:list>
            <text:list-item>
              <text:list>
                <text:list-item>
                  <text:p text:style-name="P46">Le end-point <text:s/>getEcDeces doit retourner le resultat de la requete :</text:p>
                  <text:p text:style-name="P57"/>
                </text:list-item>
              </text:list>
            </text:list-item>
          </text:list>
        </text:list-item>
      </text:list>
      <text:p text:style-name="P29">select distinct ed.num_acte_deces as numActe, nni </text:p>
      <text:p text:style-name="P29">from EC.acte_deces ed where <text:s/>date_saisie =( :ecDecesLastSyncDate<text:span text:style-name="T7">+j1) </text:span><text:s/>and ed.statut &lt;&gt; 'ANNULE' ;</text:p>
      <text:p text:style-name="P29"/>
      <text:list xml:id="list33645515" text:continue-numbering="true" text:style-name="L1">
        <text:list-item>
          <text:list>
            <text:list-item>
              <text:list>
                <text:list-item>
                  <text:p text:style-name="P46">L'application doit verifier si la personne a un compte a desactiver,</text:p>
                </text:list-item>
                <text:list-item>
                  <text:p text:style-name="P46">L'application doit mettre a jour la collection authorizedNnis pour ses descendants (majeurs et mineurs) et ses conjoints(peuvent etre recupéré de la ligne du défunt dans la collection authorizedNnis avec EM =true et nni non vide) <text:s/>avec le nni et l'option ED=true,EN=true,</text:p>
                  <text:p text:style-name="P46"/>
                  <text:p text:style-name="P46"/>
                </text:list-item>
              </text:list>
            </text:list-item>
          </text:list>
        </text:list-item>
      </text:list>
      <text:p text:style-name="P5"/>
      <text:list xml:id="list33661873" text:continue-numbering="true" text:style-name="L1">
        <text:list-item>
          <text:list>
            <text:list-item>
              <text:p text:style-name="P56">Synchronisation de correction</text:p>
            </text:list-item>
          </text:list>
        </text:list-item>
      </text:list>
      <text:p text:style-name="P5"/>
      <text:list xml:id="list33632762" text:continue-numbering="true" text:style-name="L1">
        <text:list-item>
          <text:list>
            <text:list-item>
              <text:list>
                <text:list-item>
                  <text:p text:style-name="P46">Le client appele l'end-point «getCorrections » chaque interval du temps( paremetrable nommé SyncGetCorrections Interval de la collection params) avec comme parametre : <text:s/></text:p>
                  <text:list>
                    <text:list-item>
                      <text:p text:style-name="P46">SyncGetCorrectionsLastDateTime : ce paramètre est recupéré <text:s/>de la collection params</text:p>
                      <text:p text:style-name="P46"/>
                    </text:list-item>
                  </text:list>
                </text:list-item>
                <text:list-item>
                  <text:p text:style-name="P46">Le end-point <text:s/>getCorrections  doit execute la requete suivante :</text:p>
                </text:list-item>
              </text:list>
            </text:list-item>
          </text:list>
        </text:list-item>
      </text:list>
      <text:p text:style-name="P32">select <text:s/>nni,champs,old_value,new_value from FRED_TMP.traces_correction <text:s/>where dat_time BETWEEN :SyncGetCorrectionsLastDateTime  and :nowDateTime;</text:p>
      <text:p text:style-name="P6"/>
      <text:list xml:id="list33652064" text:continue-numbering="true" text:style-name="L1">
        <text:list-item>
          <text:list>
            <text:list-item>
              <text:list>
                <text:list-header>
                  <text:p text:style-name="P46">nowDateTime est la datetime du serveur </text:p>
                  <text:p text:style-name="P46">Elle doit retourner le résultat suivant :</text:p>
                  <text:list>
                    <text:list-header>
                      <text:p text:style-name="P46">{ </text:p>
                    </text:list-header>
                  </text:list>
                </text:list-header>
              </text:list>
            </text:list-item>
          </text:list>
        </text:list-item>
      </text:list>
      <text:p text:style-name="P5"><text:tab/><text:tab/><text:tab/>nowDateTime :'22/05/2023 12:15:11',</text:p>
      <text:p text:style-name="P5"><text:tab/><text:tab/><text:tab/>result:[</text:p>
      <text:p text:style-name="P5"><text:tab/><text:tab/><text:tab/><text:tab/>{</text:p>
      <text:p text:style-name="P6"><text:tab/><text:tab/><text:tab/><text:tab/><text:tab/><text:span text:style-name="T10">nni : '' '',</text:span></text:p>
      <text:p text:style-name="P10"><text:tab/><text:tab/><text:tab/><text:tab/><text:tab/>champs: '' '',</text:p>
      <text:p text:style-name="P10"><text:soft-page-break/><text:tab/><text:tab/><text:tab/><text:tab/><text:tab/>old_value: '' '',</text:p>
      <text:p text:style-name="P20"><text:tab/><text:tab/><text:tab/><text:tab/><text:tab/>new_value: '' ''</text:p>
      <text:p text:style-name="P5"><text:tab/><text:tab/><text:tab/><text:tab/>}</text:p>
      <text:p text:style-name="P5"><text:tab/><text:tab/><text:tab/><text:tab/>]</text:p>
      <text:p text:style-name="P6"><text:tab/><text:tab/><text:tab/>}</text:p>
      <text:list xml:id="list33642459" text:continue-numbering="true" text:style-name="L1">
        <text:list-item>
          <text:list>
            <text:list-item>
              <text:list>
                <text:list-item>
                  <text:p text:style-name="P46">Le client doit mettre <text:s/>le champ « new_value » du champ « champs » en question s'il existe dans la collection personne,</text:p>
                </text:list-item>
                <text:list-item>
                  <text:p text:style-name="P46">Le client doit mettre ajour SyncGetCorrectionsLastDateTime  par nowDateTime dans la collection params,</text:p>
                </text:list-item>
                <text:list-item>
                  <text:p text:style-name="P46">En plus le client doit effectuer le traitement spécifique selon les valeurs du champ « champs »:</text:p>
                  <text:list>
                    <text:list-item>
                      <text:p text:style-name="P46">date_naissance</text:p>
                    </text:list-item>
                  </text:list>
                </text:list-item>
              </text:list>
            </text:list-item>
          </text:list>
        </text:list-item>
      </text:list>
      <text:list xml:id="list8372097901763714160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47">La personne était mineur et devenu majeur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711718897868434047" text:style-name="L6">
        <text:list-item>
          <text:list>
            <text:list-item>
              <text:p text:style-name="P48">enlever la personne de la collection autorizedNnis de ces parents s'ils existent</text:p>
            </text:list-item>
          </text:list>
        </text:list-item>
      </text:list>
      <text:list xml:id="list3367749906679451308"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49">La personne était majeur et devenu <text:s/>mineur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3649685" text:continue-list="list2711718897868434047" text:style-name="L6">
        <text:list-item>
          <text:list>
            <text:list-item>
              <text:list>
                <text:list-item>
                  <text:p text:style-name="P48">ajouter la personne à la collection autorizedNnis de ces parents s'ils existent </text:p>
                </text:list-item>
                <text:list-item>
                  <text:p text:style-name="P48">vérifier si la personne a un compte a désactiver</text:p>
                </text:list-item>
              </text:list>
            </text:list-item>
          </text:list>
        </text:list-item>
      </text:list>
      <text:p text:style-name="P5"/>
      <text:list xml:id="list33634136" text:continue-list="list33642459" text:style-name="L1">
        <text:list-item>
          <text:list>
            <text:list-item>
              <text:list>
                <text:list-item>
                  <text:list>
                    <text:list-item>
                      <text:p text:style-name="P46">pere_nni,mere_nni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<text:tab/><text:tab/>Récupère la date de naissance de la collection personne de nni</text:p>
      <text:p text:style-name="P5"><text:tab/><text:tab/>Si la personne est mineur</text:p>
      <text:list xml:id="list4023280133763430637" text:style-name="L8">
        <text:list-item>
          <text:p text:style-name="P62">Enlever la personne de la collection autorizedNnis <text:s/>de « old_value »</text:p>
        </text:list-item>
        <text:list-item>
          <text:p text:style-name="P50">Ajoute le a la collection <text:s/>autorizedNnis de « new_value »</text:p>
        </text:list-item>
      </text:list>
      <text:p text:style-name="P5"><text:tab/><text:tab/></text:p>
      <text:list xml:id="list33658089" text:continue-list="list33634136" text:style-name="L1">
        <text:list-item>
          <text:list>
            <text:list-item>
              <text:list>
                <text:list-item>
                  <text:list>
                    <text:list-header>
                      <text:p text:style-name="P46"/>
                    </text:list-header>
                  </text:list>
                </text:list-item>
              </text:list>
            </text:list-item>
          </text:list>
        </text:list-item>
      </text:list>
      <text:p text:style-name="P5"><text:tab/></text:p>
      <text:list xml:id="list33650840" text:continue-numbering="true" text:style-name="L1">
        <text:list-item>
          <text:list>
            <text:list-item>
              <text:p text:style-name="P43">Synchronisation de correction EC(Etat Civil)</text:p>
            </text:list-item>
          </text:list>
        </text:list-item>
      </text:list>
      <text:p text:style-name="P5"/>
      <text:list xml:id="list33636627" text:continue-numbering="true" text:style-name="L1">
        <text:list-item>
          <text:list>
            <text:list-item>
              <text:list>
                <text:list-header>
                  <text:p text:style-name="P46"/>
                </text:list-header>
                <text:list-item>
                  <text:p text:style-name="P46">Le end-point <text:s/>getEcCorrections  doit retourner le résultat de la requête suivante :</text:p>
                </text:list-item>
              </text:list>
            </text:list-item>
          </text:list>
        </text:list-item>
      </text:list>
      <text:p text:style-name="P5"/>
      <text:p text:style-name="P32">select <text:s/>mentionliasion.numero_acte,mentionliasion.objet_mention from (select mention.*,liaison.* </text:p>
      <text:p text:style-name="P32"><text:s text:c="5"/>from ec.mentions mention left join (select liaison.* from ec.liaison_mentions_details liaison) liaison</text:p>
      <text:p text:style-name="P32"><text:s text:c="5"/>on mention.id = liaison.mentions_id) mentionliasion <text:s/>left join ec.detail_mention detail on mentionliasion.details_mention_id = detail.id</text:p>
      <text:p text:style-name="P32"><text:s text:c="5"/>left join EC.ec_echange echange <text:s/>on mentionliasion.nud = echange.nud where echange.status = 'TERMINE' and mentionliasion.objet_mention like 'ANNULATION%';</text:p>
      <text:p text:style-name="P6"/>
      <text:list xml:id="list33657594" text:continue-numbering="true" text:style-name="L1">
        <text:list-item>
          <text:list>
            <text:list-item>
              <text:list>
                <text:list-header>
                  <text:p text:style-name="P46"/>
                </text:list-header>
                <text:list-item>
                  <text:p text:style-name="P46">Le client compare le résultat avec la collection ecCorrections et traite la differce suivant le cas :</text:p>
                  <text:list>
                    <text:list-header>
                      <text:p text:style-name="P57"><text:soft-page-break/></text:p>
                    </text:list-header>
                  </text:list>
                </text:list-item>
              </text:list>
            </text:list-item>
          </text:list>
        </text:list-item>
      </text:list>
      <text:list xml:id="list6723177699141048695" text:style-name="L9">
        <text:list-item>
          <text:list>
            <text:list-item>
              <text:list>
                <text:list-item>
                  <text:p text:style-name="P51">ANNULATION_MARIAGE,ANNULATION_DIVORCE</text:p>
                  <text:list>
                    <text:list-item>
                      <text:p text:style-name="P51">Le client recherche le numero_acte dans les les collections autorizedNnis et supprime les lignes correspondant</text:p>
                    </text:list-item>
                  </text:list>
                  <text:p text:style-name="P51"/>
                </text:list-item>
                <text:list-item>
                  <text:p text:style-name="P51">ANNULATION_DECES</text:p>
                  <text:list>
                    <text:list-item>
                      <text:p text:style-name="P51">recuperer le nni_decede avec la rechereche par numActe and ED</text:p>
                    </text:list-item>
                    <text:list-item>
                      <text:p text:style-name="P51">recuperer le pereNni et mereNni du nniDecede de la collection personne</text:p>
                    </text:list-item>
                    <text:list-item>
                      <text:p text:style-name="P51">suppremer la combinaison nni_decede et ED de toutes autorizedNnis</text:p>
                    </text:list-item>
                    <text:list-item>
                      <text:p text:style-name="P51">supprimer la combinaison nni_decede et EN de toutes autorizedNnis avec les conditions suivants</text:p>
                      <text:list>
                        <text:list-item>
                          <text:p text:style-name="P51">nni clef != nni</text:p>
                        </text:list-item>
                        <text:list-item>
                          <text:p text:style-name="P51">nni clef != pereNni</text:p>
                        </text:list-item>
                        <text:list-item>
                          <text:p text:style-name="P51">nni clef != mereNni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/>
      <text:p text:style-name="P5"/>
      <text:list xml:id="list33638772" text:continue-list="list33657594" text:style-name="L1">
        <text:list-item>
          <text:list>
            <text:list-item>
              <text:p text:style-name="P58">Synchronisation des titres résiliés</text:p>
            </text:list-item>
          </text:list>
        </text:list-item>
      </text:list>
      <text:p text:style-name="P59"/>
      <text:p text:style-name="P59"><text:tab/>Pour récupérer une <text:s/>liste de titres résiliés a partir d'un cardstathist_id <text:s/>donné:</text:p>
      <text:p text:style-name="P67">Le client du web service envoi une requête a l'end-point « getTerminatedDocuments » avec les paramètres :</text:p>
      <text:p text:style-name="P67">1,<text:tab/>maxC<text:span text:style-name="T1">ardstathist_id</text:span> : le <text:span text:style-name="T1">cardstathist_id</text:span> maximal enregistre dans la collection params sous le non « «syncMaxC<text:span text:style-name="T1">ardstathist_id </text:span> </text:p>
      <text:p text:style-name="P67">2, <text:tab/>lot : le nombre max de demande a <text:s/>récupérer (Parametrable)</text:p>
      <text:p text:style-name="P59"><text:tab/>3,<text:tab/>Le web service doit retourner le résultat de la requête(base MCS :</text:p>
      <text:p text:style-name="P68"><text:tab/><text:tab/>select cc,cin from ci_owner.ci_customercard cc</text:p>
      <text:p text:style-name="P69">,ci_owner.ci_customercardstathist ccsh </text:p>
      <text:p text:style-name="P70">where cc.custcard_id=ccsh.custcard_id </text:p>
      <text:p text:style-name="P71">and ccsh.cardstathist_id &gt; :maxCardstathist_id and ccsh,status=10</text:p>
      <text:p text:style-name="P72"/>
      <text:p text:style-name="P65"/>
      <text:p text:style-name="P73"><text:s text:c="2"/>4,<text:tab/>Le client mettre le statut des document retournés a «Résilie»  dans la <text:s text:c="3"/>collection titres</text:p>
      <text:p text:style-name="P35"/>
      <text:p text:style-name="P35"/>
      <text:list xml:id="list33642217" text:continue-numbering="true" text:style-name="L1">
        <text:list-item>
          <text:list>
            <text:list-item>
              <text:p text:style-name="P43">Monitoring des personnes nouvellement majeurs</text:p>
            </text:list-item>
          </text:list>
        </text:list-item>
      </text:list>
      <text:p text:style-name="P35"/>
      <text:p text:style-name="P35">Une tache quotidienne doit être lancé pour enlever les personne majeurs vivantes de la collection authorizedNnis de leurs parents.</text:p>
      <text:p text:style-name="P31">une tache quotidienne doit être lancé pour enlever les personne majeurs de la collection authorizedNnis de leurs parents,</text:p>
      <text:p text:style-name="P3"/>
      <text:p text:style-name="P3"/>
      <text:p text:style-name="P36">la correction de date de naissance doit objet d'une verification sur la collection personne et autorizedNnis,</text:p>
      <text:p text:style-name="P3"/>
      <text:p text:style-name="P3">la correction du champ pereNni ou mereNni doit resulter une syncronation de la collection autorizedNnis</text:p>
      <text:p text:style-name="P3"/>
      <text:p text:style-name="P4">Le end point qui récupère les nouvelles personnes doit vérifier si la personne est majeur pour l'inserer dans la collection personne ou mineur pour l'inserer dans la collection authorizedNnis</text:p>
      <text:p text:style-name="P3"/>
      <text:p text:style-name="P3"/>
      <text:p text:style-name="P4">End point de correction</text:p>
      <text:p text:style-name="P3"/>
      <text:p text:style-name="P3"/>
      <text:p text:style-name="P3"/>
      <text:p text:style-name="P3">Nouvelles Collections :</text:p>
      <text:p text:style-name="P3"/>
      <text:p text:style-name="P3"/>
      <text:p text:style-name="P3"/>
      <text:p text:style-name="P4">l'acte de deces doit etre imprimable par ses enfants et ses conjoints</text:p>
      <text:p text:style-name="P3"/>
      <text:p text:style-name="P3">La collection authorizedNnis doint contenir le champ numéro de l'acte pour le mariage et le divorce</text:p>
      <text:p text:style-name="P3"/>
      <text:p text:style-name="P3"/>
      <text:p text:style-name="P3">Un end-poit point doit être faite pour récupérer la titres résiliés,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5-12T10:40:25.13</meta:creation-date>
    <dc:date>2023-05-26T13:40:13.52</dc:date>
    <meta:editing-duration>P3DT22H33M14S</meta:editing-duration>
    <meta:editing-cycles>32</meta:editing-cycles>
    <meta:generator>OpenOffice/4.1.7$Win32 OpenOffice.org_project/417m1$Build-9800</meta:generator>
    <meta:document-statistic meta:table-count="0" meta:image-count="0" meta:object-count="0" meta:page-count="9" meta:paragraph-count="214" meta:word-count="2170" meta:character-count="15114"/>
  </office:meta>
</office:document-meta>
</file>